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ercizio 1</text:p>
      <text:p text:style-name="Standard"/>
      <text:p text:style-name="Standard">Insertion Sort:</text:p>
      <text:p text:style-name="Standard">L'algoritmo, essendo formato da 2 cicli in cui viene fatto la maggior parte del lavoro e quindi avendo un tempo d'esecuzione di O(n^2) che è molto alto, non finisce mai l'esecuzione in tempi accettabili per qualsiasi field. Eseguendo il programma, il computer continua a calcolare anche dopo 10 minuti, facendoci capire che non è adeguato come algoritmo. Il nostro file avendo n = (2*(10^7))^2 è un numero che farebbe finire il nostro algoritmo in tempi estremamente alti, quindi il problema è causato dalla grandezza di n. Sarebbe quindi opportuno usarlo solo con n piccoli ma guardando il grafico della funzione quadratica, la parabola ci mostra che la y cresce a velocità altissima fin da subito quindi probabilmente già con un n molto piccolo si avrebbero dei tempi troppo alti, spiegando i tempi improponibili del nostro programma.</text:p>
      <text:p text:style-name="Standard"/>
      <text:p text:style-name="Standard">Quick Sort:</text:p>
      <text:p text:style-name="Standard">Questo algoritmo invece ha anche lui come tempo di esecuzione O(n^2) nel caso peggiore ma essendo questo caso molto raro è possibile usarlo lo ugualmente. Usando il metodo divide et impera (in questa versione un po' diversa dal quicksort originale) <text:s/>divide il problema in 3 partizioni, li risolve ricorsivamente e fonde i 3 sottoarray ordinati facendo diventare il suo tempo medio di esecuzione di O(n log n). Se guardiamo il grafico della funzione logaritmica, vediamo che la y cresce molto più lentamente rispetto alla parabola della funzione dell'insertion quindi potrebbe rendere il nostro algoritmo accettabile. Come risultato ordina tutti i dati intorno ai 16 secondi che è decisamente più <text:s/>accettabile rispetto all'Insertion sort. Notiamo anche che il metodo divide et impera è molto efficace da usare con n molto grandi come in questo cas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5T18:17:23.42</meta:creation-date>
    <dc:date>2021-01-14T10:14:18.05</dc:date>
    <meta:editing-duration>PT54M47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1" meta:paragraph-count="5" meta:word-count="276" meta:character-count="1722"/>
  </office:meta>
</office:document-meta>
</file>